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 fo:min-height="2.544cm" fo:min-width="2.929cm"/>
    </style:style>
    <style:style style:name="gr2" style:family="graphic" style:parent-style-name="standard">
      <style:graphic-properties draw:fill-color="#66ccff" draw:textarea-horizontal-align="justify" draw:textarea-vertical-align="bottom" draw:auto-grow-height="false" fo:min-height="6.1cm" fo:min-width="5.85cm"/>
    </style:style>
    <style:style style:name="gr3" style:family="graphic" style:parent-style-name="standard">
      <style:graphic-properties svg:stroke-color="#ffffff" draw:fill-color="#cccccc" draw:textarea-horizontal-align="justify" draw:textarea-vertical-align="middle" draw:auto-grow-height="false" fo:min-height="2.544cm" fo:min-width="2.929cm"/>
    </style:style>
    <style:style style:name="gr4" style:family="graphic" style:parent-style-name="standard">
      <style:graphic-properties svg:stroke-color="#ffffff" draw:fill-color="#ff9999" draw:textarea-horizontal-align="justify" draw:textarea-vertical-align="middle" draw:auto-grow-height="false" fo:min-height="2.544cm" fo:min-width="5.469cm"/>
    </style:style>
    <style:style style:name="gr5" style:family="graphic" style:parent-style-name="standard">
      <style:graphic-properties draw:fill-color="#66ffff" draw:textarea-horizontal-align="justify" draw:textarea-vertical-align="middle" draw:auto-grow-height="false" fo:min-height="0.893cm" fo:min-width="5.088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2.794cm" svg:x="1.127cm" svg:y="8.366cm">
          <text:p text:style-name="P1">UWSi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6.35cm" svg:x="6.588cm" svg:y="9.674cm">
          <text:p text:style-name="P1">MAVConn-RO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429cm" svg:height="2.794cm" svg:x="15.605cm" svg:y="8.493cm">
          <text:p text:style-name="P1">PX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69cm" svg:height="2.794cm" svg:x="6.842cm" svg:y="4.429cm">
          <text:p text:style-name="P1">QGround Control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5.588cm" svg:height="1.143cm" svg:x="6.996cm" svg:y="10.398cm">
          <text:p text:style-name="P1">MotorCommands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5.588cm" svg:height="1.143cm" svg:x="6.969cm" svg:y="11.668cm">
          <text:p text:style-name="P1">ModelStat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56cm" svg:y1="9.763cm" svg:x2="6.996cm" svg:y2="10.969cm" draw:start-shape="id1" draw:start-glue-point="1" draw:end-shape="id2" draw:end-glue-point="3" svg:d="M4556 9763h1220v1206h1220" svg:viewBox="0 0 2441 1207">
          <text:p/>
        </draw:connector>
        <draw:connector draw:style-name="gr6" draw:text-style-name="P1" draw:layer="layout" svg:x1="12.584cm" svg:y1="10.969cm" svg:x2="15.605cm" svg:y2="9.89cm" draw:start-shape="id2" draw:start-glue-point="1" draw:end-shape="id3" draw:end-glue-point="3" svg:d="M12584 10969h1510v-1079h1511" svg:viewBox="0 0 3022 1080">
          <text:p/>
        </draw:connector>
        <draw:connector draw:style-name="gr6" draw:text-style-name="P1" draw:layer="layout" svg:x1="4.556cm" svg:y1="9.763cm" svg:x2="6.969cm" svg:y2="12.239cm" draw:start-shape="id1" draw:start-glue-point="1" draw:end-shape="id4" svg:d="M4556 9763h1206v2476h1207" svg:viewBox="0 0 2414 2477">
          <text:p/>
        </draw:connector>
        <draw:connector draw:style-name="gr6" draw:text-style-name="P1" draw:layer="layout" svg:x1="15.605cm" svg:y1="9.89cm" svg:x2="12.557cm" svg:y2="12.239cm" draw:start-shape="id3" draw:start-glue-point="3" draw:end-shape="id4" draw:end-glue-point="1" svg:d="M15605 9890h-1524v2349h-1524" svg:viewBox="0 0 3049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37:09.288983680</meta:creation-date>
    <dc:date>2018-05-08T21:44:48.560555654</dc:date>
    <meta:editing-duration>PT4H57M29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